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0.884cm" fo:min-width="2.182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377cm" fo:min-width="4.638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377cm" fo:min-width="4.63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5.364cm" svg:height="2.266cm" svg:x="7.466cm" svg:y="4.214cm">
          <text:p text:style-name="P1">Press Any 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5.312cm" svg:height="1.801cm" svg:x="7.458cm" svg:y="1.367cm">
          <text:p text:style-name="P1">ゲーム起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xml:id="id10" draw:id="id10" draw:layer="layout" draw:type="curve" svg:x1="10.148cm" svg:y1="6.48cm" svg:x2="3.982cm" svg:y2="11.937cm" draw:start-shape="id1" draw:start-glue-point="6" draw:end-shape="id2" draw:end-glue-point="4" svg:d="M10148 6480c0 4093-6166 1365-6166 5457" svg:viewBox="0 0 6167 5458">
          <text:p text:style-name="P1"/>
          <text:p text:style-name="P1">Yes</text:p>
        </draw:connector>
        <draw:connector draw:style-name="gr4" draw:text-style-name="P4" xml:id="id4" draw:id="id4" draw:layer="layout" draw:type="curve" svg:x1="10.114cm" svg:y1="3.168cm" svg:x2="10.148cm" svg:y2="4.214cm" draw:start-shape="id3" draw:start-glue-point="2" draw:end-shape="id1" draw:end-glue-point="4" svg:d="M10114 3168c0 784 34 262 34 1046" svg:viewBox="0 0 35 1047">
          <text:p/>
        </draw:connector>
        <draw:connector draw:style-name="gr3" draw:text-style-name="P4" draw:layer="layout" draw:type="curve" svg:x1="12.83cm" svg:y1="5.347cm" svg:x2="10.131cm" svg:y2="3.691cm" draw:start-shape="id1" draw:start-glue-point="7" draw:end-shape="id4" draw:end-glue-point="0" svg:d="M12830 5347c753 0 2102-1656-2699-1656" svg:viewBox="0 0 3466 1657">
          <text:p text:style-name="P1">No</text:p>
        </draw:connector>
        <draw:custom-shape draw:style-name="gr1" draw:text-style-name="P2" xml:id="id2" draw:id="id2" draw:layer="layout" svg:width="5.364cm" svg:height="2.267cm" svg:x="1.3cm" svg:y="11.937cm">
          <text:p text:style-name="P1">Story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curve" svg:x1="3.982cm" svg:y1="14.204cm" svg:x2="4.004cm" svg:y2="18.539cm" draw:start-shape="id2" draw:start-glue-point="6" draw:end-shape="id5" draw:end-glue-point="0" svg:d="M3982 14204c0 3250 22 1083 22 4335" svg:viewBox="0 0 23 4336">
          <text:p text:style-name="P1">Yes</text:p>
        </draw:connector>
        <draw:connector draw:style-name="gr3" draw:text-style-name="P4" draw:layer="layout" draw:type="curve" draw:line-skew="-6.719cm" svg:x1="6.664cm" svg:y1="13.071cm" svg:x2="10.032cm" svg:y2="11.937cm" draw:start-shape="id2" draw:start-glue-point="7" draw:end-shape="id6" draw:end-glue-point="4" svg:d="M6664 13071c-250 0-208-818 696-1290s2672-597 2672 156" svg:viewBox="0 0 3501 1672">
          <text:p text:style-name="P1">No</text:p>
        </draw:connector>
        <draw:custom-shape draw:style-name="gr2" draw:text-style-name="P3" xml:id="id5" draw:id="id5" draw:layer="layout" svg:width="5.312cm" svg:height="1.801cm" svg:x="1.348cm" svg:y="18.539cm">
          <text:p text:style-name="P1">ゲーム開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364cm" svg:height="2.267cm" svg:x="7.35cm" svg:y="11.937cm">
          <text:p text:style-name="P1">Arcade　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curve" svg:x1="10.032cm" svg:y1="14.204cm" svg:x2="10.053cm" svg:y2="18.539cm" draw:start-shape="id6" draw:start-glue-point="6" draw:end-shape="id7" draw:end-glue-point="0" svg:d="M10032 14204c0 3250 21 1083 21 4335" svg:viewBox="0 0 22 4336">
          <text:p text:style-name="P1">Yes</text:p>
        </draw:connector>
        <draw:custom-shape draw:style-name="gr5" draw:text-style-name="P3" xml:id="id7" draw:id="id7" draw:layer="layout" svg:width="5.311cm" svg:height="1.801cm" svg:x="7.398cm" svg:y="18.539cm">
          <text:p text:style-name="P1">アーケードメニュー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5.364cm" svg:height="2.267cm" svg:x="13.437cm" svg:y="11.937cm">
          <text:p text:style-name="P1">Setting　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curve" svg:x1="16.119cm" svg:y1="14.204cm" svg:x2="16.141cm" svg:y2="18.539cm" draw:start-shape="id8" draw:start-glue-point="6" draw:end-shape="id9" draw:end-glue-point="0" svg:d="M16119 14204c0 3250 22 1083 22 4335" svg:viewBox="0 0 23 4336">
          <text:p text:style-name="P1">Yes</text:p>
        </draw:connector>
        <draw:custom-shape draw:style-name="gr2" draw:text-style-name="P3" xml:id="id9" draw:id="id9" draw:layer="layout" svg:width="5.312cm" svg:height="1.801cm" svg:x="13.485cm" svg:y="18.539cm">
          <text:p text:style-name="P1">セッティングメニュー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draw:line-skew="-7.019cm" svg:x1="12.714cm" svg:y1="13.071cm" svg:x2="16.119cm" svg:y2="11.937cm" draw:start-shape="id6" draw:start-glue-point="7" draw:end-shape="id8" draw:end-glue-point="4" svg:d="M12714 13071c-645 0-537-818 475-1290s2930-597 2930 156" svg:viewBox="0 0 3809 1672">
          <text:p text:style-name="P1">No</text:p>
        </draw:connector>
        <draw:connector draw:style-name="gr3" draw:text-style-name="P4" draw:layer="layout" draw:type="curve" draw:line-skew="-0.864cm" svg:x1="18.801cm" svg:y1="13.071cm" svg:x2="7.065cm" svg:y2="9.209cm" draw:start-shape="id8" draw:start-glue-point="7" draw:end-shape="id10" draw:end-glue-point="0" svg:d="M18801 13071c-543 0 5325-3862-11736-3862" svg:viewBox="0 0 12287 3863">
          <text:p text:style-name="P1">No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1T11:56:13.120000000</meta:creation-date>
    <dc:date>2020-01-01T13:41:14.466000000</dc:date>
    <meta:editing-duration>PT22M38S</meta:editing-duration>
    <meta:editing-cycles>3</meta:editing-cycles>
    <meta:generator>LibreOffice/6.3.3.2$Windows_X86_64 LibreOffice_project/a64200df03143b798afd1ec74a12ab50359878ed</meta:generator>
    <meta:document-statistic meta:object-count="17"/>
  </office:meta>
</office:document-meta>
</file>